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1" svg:font-family="'Tibetan Machine Un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ibetan Machine Uni" svg:font-family="'Tibetan Machine Un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style:font-size-asian="8pt" style:font-name-complex="Liberation Sans" style:font-size-complex="8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8pt" fo:letter-spacing="normal" fo:font-style="normal" fo:font-weight="normal" style:font-size-asian="8pt" style:font-name-complex="Liberation Sans" style:font-size-complex="8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8pt" fo:letter-spacing="normal" style:font-size-asian="8pt" style:font-name-complex="Liberation Sans" style:font-size-complex="8pt"/>
    </style:style>
    <style:style style:name="P4" style:family="paragraph" style:parent-style-name="Preformatted_20_Text">
      <style:paragraph-properties fo:orphans="2" fo:widows="2"/>
      <style:text-properties style:font-name="Liberation Sans" fo:font-size="8pt" style:font-size-asian="8pt" style:font-name-complex="Liberation Sans" style:font-size-complex="8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ans" fo:font-size="8pt" fo:letter-spacing="normal" fo:font-style="normal" fo:font-weight="normal" style:font-size-asian="8pt" style:font-name-complex="Liberation Sans" style:font-size-complex="8pt"/>
    </style:style>
    <style:style style:name="P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Liberation Sans" fo:font-size="8pt" fo:letter-spacing="normal" fo:font-style="normal" fo:font-weight="normal" style:font-size-asian="8pt" style:font-name-complex="Liberation Sans" style:font-size-complex="8pt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*#**********************************************************************************************************#</text:p>
      <text:p text:style-name="P2">#Level 1: 15 Marks</text:p>
      <text:p text:style-name="P2">#Question2:</text:p>
      <text:p text:style-name="P2"># <text:s text:c="6"/>Complete the incomplete functions in the ArrayList(Dynamic array API) class. There are 5 incomplete </text:p>
      <text:p text:style-name="P2"># <text:s text:c="6"/>functions inside the class which are:</text:p>
      <text:p text:style-name="P2"># <text:s text:c="6"/>1) add() - which takes a generic variable as a parameter and adds the element to the dynamic array. </text:p>
      <text:p text:style-name="P2"># <text:s text:c="25"/>Insert elements into a dynamic array which doubles in size when the array is 3/4th full </text:p>
      <text:p text:style-name="P2"># <text:s text:c="25"/>and halves in size when the array is 1/4th full</text:p>
      <text:p text:style-name="P2"/>
      <text:p text:style-name="P2"># <text:s text:c="6"/>2) pop() - this function does not take a parameter.When called pop deletes the last element in the dynamic array.</text:p>
      <text:p text:style-name="P2"># <text:s text:c="6"/>3) resize() - this function takes one integer parameter. When called resize changes the size of the array</text:p>
      <text:p text:style-name="P2"># <text:s text:c="30"/>to the value of the parameter sent.</text:p>
      <text:p text:style-name="P2"/>
      <text:p text:style-name="P2"># <text:s text:c="6"/>4) size() - Does not take ay parameter and returns the number of elements present in the dynamic array.</text:p>
      <text:p text:style-name="P2"/>
      <text:p text:style-name="P2"># <text:s text:c="6"/>5) toString() - Does not take any parameter and returns the string representation of the dynamic array.</text:p>
      <text:p text:style-name="P2">#**********************************************************************************************************#*/</text:p>
      <text:p text:style-name="P2">@SuppressWarnings("unchecked")</text:p>
      <text:p text:style-name="P4"/>
      <text:p text:style-name="P2">public class ArrayList&lt;T&gt;</text:p>
      <text:p text:style-name="P2">{</text:p>
      <text:p text:style-name="P3"><text:s text:c="8"/></text:p>
      <text:p text:style-name="P3"><text:s text:c="8"/><text:span text:style-name="T1">public ArrayList()</text:span></text:p>
      <text:p text:style-name="P3"><text:s text:c="8"/><text:span text:style-name="T1">{</text:span></text:p>
      <text:p text:style-name="P3"><text:s text:c="8"/><text:span text:style-name="T1">}</text:span></text:p>
      <text:p text:style-name="P3"><text:s text:c="8"/><text:span text:style-name="T1">public void add(T ele)</text:span></text:p>
      <text:p text:style-name="P3"><text:s text:c="8"/><text:span text:style-name="T1">{</text:span></text:p>
      <text:p text:style-name="P3"><text:s text:c="16"/></text:p>
      <text:p text:style-name="P3"><text:s text:c="8"/><text:span text:style-name="T1">}</text:span></text:p>
      <text:p text:style-name="P3"><text:s text:c="8"/><text:span text:style-name="T1">public void pop()</text:span></text:p>
      <text:p text:style-name="P3"><text:s text:c="8"/><text:span text:style-name="T1">{</text:span></text:p>
      <text:p text:style-name="P3"><text:s text:c="16"/></text:p>
      <text:p text:style-name="P3"><text:s text:c="8"/><text:span text:style-name="T1">}</text:span></text:p>
      <text:p text:style-name="P3"><text:s text:c="8"/><text:span text:style-name="T1">public void resize(int length)</text:span></text:p>
      <text:p text:style-name="P3"><text:s text:c="8"/><text:span text:style-name="T1">{</text:span></text:p>
      <text:p text:style-name="P3"><text:s text:c="16"/></text:p>
      <text:p text:style-name="P3"><text:s text:c="16"/></text:p>
      <text:p text:style-name="P3"><text:s text:c="8"/><text:span text:style-name="T1">}</text:span></text:p>
      <text:p text:style-name="P3"><text:s text:c="8"/><text:span text:style-name="T1">public int size()</text:span></text:p>
      <text:p text:style-name="P3"><text:s text:c="8"/><text:span text:style-name="T1">{</text:span></text:p>
      <text:p text:style-name="P3"><text:s text:c="16"/></text:p>
      <text:p text:style-name="P3"><text:s text:c="16"/></text:p>
      <text:p text:style-name="P3"><text:s text:c="8"/><text:span text:style-name="T1">}</text:span></text:p>
      <text:p text:style-name="P3"><text:s text:c="8"/><text:span text:style-name="T1">public String toString()</text:span></text:p>
      <text:p text:style-name="P3"><text:s text:c="8"/><text:span text:style-name="T1">{</text:span></text:p>
      <text:p text:style-name="P3"><text:s text:c="16"/></text:p>
      <text:p text:style-name="P3"><text:s text:c="8"/><text:span text:style-name="T1">}</text:span></text:p>
      <text:p text:style-name="P4"/>
      <text:p text:style-name="P4"/>
      <text:p text:style-name="P2">/*#*************************************************************************************************************#</text:p>
      <text:p text:style-name="P2">#* <text:s text:c="13"/>DO NOT WRITE/MODIFY CODE BELOW THIS LINE. ANY CHANGES MAY CAUSE YOUR HIDDEN TEST CASES TO FAIL <text:s text:c="9"/>*#</text:p>
      <text:p text:style-name="P2">#* <text:s text:c="29"/>YOU MAY USE THE SPACE PROVIDED ABOVE TO WRITE YOUR PROGRAM. ALL THE BEST! <text:s text:c="38"/>*#</text:p>
      <text:p text:style-name="P2">#*************************************************************************************************************#*/</text:p>
      <text:p text:style-name="P4"/>
      <text:p text:style-name="P4"/>
      <text:p text:style-name="P4"/>
      <text:p text:style-name="P3"><text:s text:c="8"/><text:span text:style-name="T1">public static void main(String[] args) {</text:span></text:p>
      <text:p text:style-name="P3"><text:s text:c="16"/></text:p>
      <text:p text:style-name="P3"><text:s text:c="16"/><text:span text:style-name="T1">System.out.print("Testcase3 passed");</text:span></text:p>
      <text:p text:style-name="P3"><text:s text:c="8"/><text:span text:style-name="T1">}</text:span></text:p>
      <text:p text:style-name="P6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1" svg:font-family="'Tibetan Machine Un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ibetan Machine Uni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Tibetan Machine Uni" style:font-size-complex="12pt" style:language-complex="dz" style:country-complex="BT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Tibetan Machine Uni" style:font-size-complex="12pt" style:language-complex="dz" style:country-complex="B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Tibetan Machine Uni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ibetan Machine Uni1" style:font-family-complex="'Tibetan Machine Un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betan Machine Uni1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betan Machine Uni1" style:font-family-complex="'Tibetan Machine Un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4:32:07.772719562</meta:creation-date>
    <dc:date>2020-10-04T14:33:14.307459973</dc:date>
    <meta:editing-duration>PT1M9S</meta:editing-duration>
    <meta:editing-cycles>1</meta:editing-cycles>
    <meta:document-statistic meta:table-count="0" meta:image-count="0" meta:object-count="0" meta:page-count="1" meta:paragraph-count="52" meta:word-count="246" meta:character-count="2303" meta:non-whitespace-character-count="1574"/>
    <meta:generator>LibreOffice/6.0.7.3$Linux_X86_64 LibreOffice_project/00m0$Build-3</meta:generator>
  </office:meta>
</office:document-meta>
</file>